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SocketSession.get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AbstractWebSocketSession( T delegate , String id , HandshakeInfo info , DataBufferFactory buffer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WebSocketSession.pingMessage( Function &lt; DataBufferFactory , DataBuffer &gt; payload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ebSocketSession.binaryMessage( Function &lt; DataBufferFactory , DataBuffer &gt; payload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ebSocketSession.pongMessage( Function &lt; DataBufferFactory , DataBuffer &gt; payload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ebSocketSession.textMessage(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ebSocketSess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getHandshak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Session.initLogPrefix( HandshakeInfo info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